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="solid" draw:fill-color="#b2b2b2" draw:textarea-horizontal-align="justify" draw:textarea-vertical-align="middle" draw:auto-grow-height="false" fo:min-height="10.749cm" fo:min-width="4.53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76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1.10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076cm" draw:marker-end-width="0.0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079cm" fo:min-width="0.02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987cm"/>
      <style:paragraph-properties style:writing-mode="lr-tb"/>
    </style:style>
    <style:style style:name="P1" style:family="paragraph">
      <loext:graphic-properties draw:fill="solid" draw:fill-color="#b2b2b2"/>
      <style:paragraph-properties fo:text-align="center" style:writing-mode="lr-tb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style:font-name="Calibri"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="none" draw:fill-color="#ffffff"/>
      <style:paragraph-properties style:writing-mode="lr-tb"/>
      <style:text-properties style:font-name="Calibri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36pt" fo:font-style="italic" style:font-size-asian="36pt" style:font-style-asian="italic" style:font-size-complex="36pt" style:font-style-complex="italic"/>
    </style:style>
    <style:style style:name="T2" style:family="text">
      <style:text-properties style:font-name="Calibri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1.049cm" svg:x="5.12cm" svg:y="2.47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57cm" svg:height="1.522cm" svg:x="7.914cm" svg:y="2.732cm">
          <draw:text-box>
            <text:p text:style-name="P2"><text:span text:style-name="T1">f/2</text:span></text:p>
          </draw:text-box>
        </draw:frame>
        <draw:frame draw:style-name="gr3" draw:text-style-name="P4" xml:id="id2" draw:id="id2" draw:layer="layout" svg:width="2.538cm" svg:height="1.572cm" svg:x="0.294cm" svg:y="9.667cm">
          <draw:text-box>
            <text:p><text:span text:style-name="T2">CLK</text:span></text:p>
          </draw:text-box>
        </draw:frame>
        <draw:connector draw:style-name="gr4" draw:text-style-name="P5" draw:layer="layout" svg:x1="5.121cm" svg:y1="12.319cm" svg:x2="2.832cm" svg:y2="10.453cm" draw:start-shape="id1" draw:start-glue-point="7" draw:end-shape="id2" draw:end-glue-point="1" svg:d="M5121 12319h-1145v-1866h-1144" svg:viewBox="0 0 2290 1867">
          <text:p/>
        </draw:connector>
        <draw:custom-shape draw:style-name="gr5" draw:text-style-name="P6" xml:id="id1" draw:id="id1" draw:layer="layout" svg:width="1.143cm" svg:height="1.143cm" draw:transform="rotate (-1.5707963267949) translate (6.263cm 11.7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057cm" svg:height="1.522cm" svg:x="7.915cm" svg:y="4.632cm">
          <draw:text-box>
            <text:p text:style-name="P2"><text:span text:style-name="T1">f/4</text:span></text:p>
          </draw:text-box>
        </draw:frame>
        <draw:frame draw:style-name="gr2" draw:text-style-name="P3" draw:layer="layout" svg:width="2.057cm" svg:height="1.522cm" svg:x="7.916cm" svg:y="6.632cm">
          <draw:text-box>
            <text:p text:style-name="P2"><text:span text:style-name="T1">f/8</text:span></text:p>
          </draw:text-box>
        </draw:frame>
        <draw:frame draw:style-name="gr6" draw:text-style-name="P3" draw:layer="layout" svg:width="2.695cm" svg:height="1.522cm" svg:x="7.279cm" svg:y="8.732cm">
          <draw:text-box>
            <text:p text:style-name="P2"><text:span text:style-name="T1">f/16</text:span></text:p>
          </draw:text-box>
        </draw:frame>
        <draw:connector draw:style-name="gr4" draw:text-style-name="P5" draw:layer="layout" svg:x1="14.899cm" svg:y1="1.775cm" svg:x2="10.426cm" svg:y2="3.267cm" svg:d="M14899 1775h-2236v1492h-2237" svg:viewBox="0 0 4474 1493">
          <text:p/>
        </draw:connector>
        <draw:connector draw:style-name="gr4" draw:text-style-name="P5" draw:layer="layout" svg:x1="14.9cm" svg:y1="3.775cm" svg:x2="10.427cm" svg:y2="5.267cm" svg:d="M14900 3775h-2236v1492h-2237" svg:viewBox="0 0 4474 1493">
          <text:p/>
        </draw:connector>
        <draw:connector draw:style-name="gr4" draw:text-style-name="P5" draw:layer="layout" svg:x1="14.901cm" svg:y1="5.775cm" svg:x2="10.428cm" svg:y2="7.267cm" svg:d="M14901 5775h-2236v1492h-2237" svg:viewBox="0 0 4474 1493">
          <text:p/>
        </draw:connector>
        <draw:connector draw:style-name="gr4" draw:text-style-name="P5" draw:layer="layout" svg:x1="14.902cm" svg:y1="7.775cm" svg:x2="10.429cm" svg:y2="9.267cm" svg:d="M14902 7775h-2236v1492h-2237" svg:viewBox="0 0 4474 149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30T08:27:56.226119539</meta:creation-date>
    <dc:date>2021-11-30T08:33:25.565866221</dc:date>
    <meta:editing-duration>PT5M29S</meta:editing-duration>
    <meta:editing-cycles>1</meta:editing-cycles>
    <meta:document-statistic meta:object-count="12"/>
    <meta:generator>LibreOffice/7.2.3.2$Linux_X86_64 LibreOffice_project/20$Build-2</meta:generator>
  </office:meta>
</office:document-meta>
</file>